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_3c_p_3e_">
      <style:text-properties fo:font-weight="bold" style:font-weight-asian="bold" style:font-weight-complex="bold"/>
    </style:style>
    <style:style style:name="T1" style:family="text">
      <style:text-properties style:font-name="Times New Roman1" style:font-name-asian="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rédits</text:h>
      <text:p text:style-name="_3c_p_3e_"/>
      <text:p text:style-name="_3c_p_3e_">Cette édition fait suite au projet de la correspondance électronique d'Eugène Delacroix initié en 2006 grâce à un financement de l'ANR. Une partie des lettres avaient été publiées en 2011 sur le site : <text:a xlink:type="simple" xlink:href="http://www.correspondance-delacroix.fr/" text:style-name="Internet_20_link" text:visited-style-name="Visited_20_Internet_20_Link">http://www.correspondance-delacroix.fr/</text:a></text:p>
      <text:p text:style-name="_3c_p_3e_">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p text:style-name="_3c_p_3e_">En 2017, un nouveau financement de Sorbonne Université a permis de reprendre ce projet en collaboration entre le Centre André Chastel et le Labex OBVIL. Le but est d'offrir une édition complète des lettres selon des normes d'édition numérique plus pérennes et interopérables. </text:p>
      <text:p text:style-name="_3c_p_3e_"/>
      <text:h text:style-name="Heading_20_2" text:outline-level="2"><text:span text:style-name="T1">É</text:span>quipe du projet</text:h>
      <text:p text:style-name="_3c_p_3e_"/>
      <text:p text:style-name="P2">Direction : </text:p>
      <text:p text:style-name="_3c_p_3e_">Barthélémy Jobert, professeur à Sorbonne Université </text:p>
      <text:p text:style-name="P2">Collaborateurs et contributeurs :</text:p>
      <text:p text:style-name="_3c_p_3e_">Gaëlle Lafage (chargée de recherche et de coordination)</text:p>
      <text:p text:style-name="_3c_p_3e_">Brice Ameille (chargé de recherche)</text:p>
      <text:p text:style-name="_3c_p_3e_">Baptiste Dumas-Piro (stagiaire - édition)</text:p>
      <text:p text:style-name="_3c_p_3e_">Alexandre Leblond (stagiaire – édition)</text:p>
      <text:p text:style-name="_3c_p_3e_">Margherita Malogioglio (stagiaire – édition)</text:p>
      <text:p text:style-name="_3c_p_3e_">Frédéric Glorieux (développeur et consultant pour l’édition numéri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0T14:18:04</dc:date>
    <meta:editing-cycles>10</meta:editing-cycles>
    <meta:editing-duration>PT2H46M24S</meta:editing-duration>
    <meta:document-statistic meta:table-count="0" meta:image-count="0" meta:object-count="0" meta:page-count="1" meta:paragraph-count="14" meta:word-count="180" meta:character-count="1292"/>
    <meta:template xlink:type="simple" xlink:actuate="onRequest" xlink:title="" xlink:href="Normal.dotm"/>
  </office:meta>
</office:document-meta>
</file>